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新細明體1" svg:font-family="新細明體" style:font-family-generic="roman"/>
    <style:font-face style:name="標楷體" svg:font-family="標楷體" style:font-family-generic="script"/>
    <style:font-face style:name="Arial1" svg:font-family="Arial" style:font-family-generic="swiss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2cm"/>
    </style:style>
    <style:style style:name="co3" style:family="table-column">
      <style:table-column-properties fo:break-before="auto" style:column-width="1.032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0.852cm"/>
    </style:style>
    <style:style style:name="co7" style:family="table-column">
      <style:table-column-properties fo:break-before="auto" style:column-width="0.774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1.367cm"/>
    </style:style>
    <style:style style:name="co10" style:family="table-column">
      <style:table-column-properties fo:break-before="auto" style:column-width="1.136cm"/>
    </style:style>
    <style:style style:name="co11" style:family="table-column">
      <style:table-column-properties fo:break-before="auto" style:column-width="0.799cm"/>
    </style:style>
    <style:style style:name="co12" style:family="table-column">
      <style:table-column-properties fo:break-before="auto" style:column-width="0.981cm"/>
    </style:style>
    <style:style style:name="co13" style:family="table-column">
      <style:table-column-properties fo:break-before="auto" style:column-width="1.18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Hyperlink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ext-properties style:font-name="新細明體" fo:font-size="12pt" style:font-name-asian="新細明體" style:font-size-asian="12pt" style:font-size-complex="12pt"/>
    </style:style>
    <style:style style:name="ce3" style:family="table-cell" style:parent-style-name="Excel_5f_BuiltIn_5f_Hyperlink" style:data-style-name="N16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Hyperlink" style:data-style-name="N16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Hyperlink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>
      <style:text-properties fo:color="#0000ff" style:font-name="新細明體" fo:font-size="12pt" style:font-name-asian="新細明體" style:font-size-asian="12pt" style:font-size-complex="12pt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新細明體" fo:font-size="12pt" style:font-name-asian="新細明體" style:font-size-asian="12pt" style:font-size-complex="12pt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ext-properties style:font-name="新細明體" fo:font-size="12pt" style:font-name-asian="新細明體" style:font-size-asian="12pt" style:font-size-complex="12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新細明體" fo:font-size="12pt" style:font-name-asian="新細明體" style:font-size-asian="12pt" style:font-size-complex="12pt"/>
    </style:style>
    <style:style style:name="ce13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35cm solid #000000" style:rotation-align="none" fo:border-top="none"/>
      <style:paragraph-properties fo:text-align="start" fo:margin-left="0cm"/>
    </style:style>
  </office:automatic-styles>
  <office:body>
    <office:spreadsheet>
      <table:table table:name="工作表1" table:style-name="ta1" table:print="false"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7"/>
        <table:table-column table:style-name="co5" table:default-cell-style-name="ce9"/>
        <table:table-column table:style-name="co6" table:default-cell-style-name="ce11"/>
        <table:table-column table:style-name="co7" table:default-cell-style-name="ce12"/>
        <table:table-column table:style-name="co8" table:default-cell-style-name="ce2"/>
        <table:table-column table:style-name="co9" table:default-cell-style-name="ce11"/>
        <table:table-column table:style-name="co4" table:default-cell-style-name="ce11"/>
        <table:table-column table:style-name="co10" table:default-cell-style-name="ce11"/>
        <table:table-column table:style-name="co11" table:default-cell-style-name="ce9"/>
        <table:table-column table:style-name="co12" table:default-cell-style-name="ce9"/>
        <table:table-column table:style-name="co13" table:default-cell-style-name="ce11"/>
        <table:table-column table:style-name="co1" table:number-columns-repeated="1008" table:default-cell-style-name="ce11"/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">
            <text:p>001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王建煊</text:p>
          </table:table-cell>
          <table:table-cell table:style-name="ce10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27">
            <text:p>027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">
            <text:p>001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邵建興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8">
            <text:p>048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">
            <text:p>001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石翊靖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9">
            <text:p>039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">
            <text:p>001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蘇貞昌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6">
            <text:p>036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">
            <text:p>002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朱振東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2">
            <text:p>042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">
            <text:p>002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劉守成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0">
            <text:p>040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">
            <text:p>002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林錦坤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53">
            <text:p>053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">
            <text:p>002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呂國華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5">
            <text:p>045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3">
            <text:p>003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彭紹瑾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6">
            <text:p>046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3">
            <text:p>003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朱立倫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50">
            <text:p>050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3">
            <text:p>003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莊志忠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23">
            <text:p>023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4">
            <text:p>004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林光華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4">
            <text:p>034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4">
            <text:p>004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鄭永金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8">
            <text:p>038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5">
            <text:p>005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魏早炳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0">
            <text:p>030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5">
            <text:p>005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傅學鵬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0">
            <text:p>040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5">
            <text:p>005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李佳穆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9">
            <text:p>039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5">
            <text:p>005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徐享崑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2">
            <text:p>042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6">
            <text:p>006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林敏霖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8">
            <text:p>038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6">
            <text:p>006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黃仲生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1">
            <text:p>031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6">
            <text:p>006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廖永來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5">
            <text:p>045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7">
            <text:p>007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鄭秀珠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59">
            <text:p>059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7">
            <text:p>007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葉金鳳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32">
            <text:p>032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7">
            <text:p>007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翁金珠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36">
            <text:p>036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7">
            <text:p>007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洪參民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5">
            <text:p>035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7">
            <text:p>007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陳婉貞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39">
            <text:p>039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8">
            <text:p>008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姜君佩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4">
            <text:p>044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8">
            <text:p>008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張明雄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3">
            <text:p>033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8">
            <text:p>008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陳胘富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9">
            <text:p>049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8">
            <text:p>008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林宗男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1">
            <text:p>031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8">
            <text:p>008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林明溱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0">
            <text:p>040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8">
            <text:p>008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6">
            <text:p>6</text:p>
          </table:table-cell>
          <table:table-cell table:style-name="ce8" office:value-type="string">
            <text:p>陳振盛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9">
            <text:p>039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8">
            <text:p>008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7">
            <text:p>7</text:p>
          </table:table-cell>
          <table:table-cell table:style-name="ce8" office:value-type="string">
            <text:p>彭百顯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8">
            <text:p>038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9">
            <text:p>009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張榮味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6">
            <text:p>046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9">
            <text:p>009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林樹山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7">
            <text:p>047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0">
            <text:p>010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陳勝三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29">
            <text:p>029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0">
            <text:p>010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陳明文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3">
            <text:p>043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0">
            <text:p>010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李明憲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8">
            <text:p>048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0">
            <text:p>010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蔡炳欽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2">
            <text:p>042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0">
            <text:p>010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翁重鈞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4">
            <text:p>044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1">
            <text:p>011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吳清基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0">
            <text:p>040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1">
            <text:p>011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蘇煥智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5">
            <text:p>045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1">
            <text:p>011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魏耀乾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9">
            <text:p>039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2">
            <text:p>012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黃八野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2">
            <text:p>032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2">
            <text:p>012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楊秋興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5">
            <text:p>045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2">
            <text:p>012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吳光訓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9">
            <text:p>039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3">
            <text:p>013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李景雯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17">
            <text:p>017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3">
            <text:p>013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王進士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7">
            <text:p>037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3">
            <text:p>013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蘇嘉全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5">
            <text:p>045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4">
            <text:p>014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彭權國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52">
            <text:p>052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4">
            <text:p>014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徐慶元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6">
            <text:p>046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4">
            <text:p>014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吳俊立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51">
            <text:p>051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4">
            <text:p>014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賴坤成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53">
            <text:p>053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5">
            <text:p>015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游盈隆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5">
            <text:p>045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5">
            <text:p>015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賴政雄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2">
            <text:p>032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5">
            <text:p>015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莊三修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6">
            <text:p>046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5">
            <text:p>015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齊淑英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39">
            <text:p>039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5">
            <text:p>015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張福興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31">
            <text:p>031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6">
            <text:p>016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賴峰偉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2">
            <text:p>042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6">
            <text:p>016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陳光復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4">
            <text:p>044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6">
            <text:p>016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許麗音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37">
            <text:p>037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7">
            <text:p>017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許財利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6">
            <text:p>036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7">
            <text:p>017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李進勇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0">
            <text:p>040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8">
            <text:p>018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蔡仁堅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1">
            <text:p>041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8">
            <text:p>018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王少泉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1">
            <text:p>031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8">
            <text:p>018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林政則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3">
            <text:p>033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8">
            <text:p>018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黃中媄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0">
            <text:p>040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9">
            <text:p>019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張溫鷹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39">
            <text:p>039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9">
            <text:p>019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蔡明憲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0">
            <text:p>030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19">
            <text:p>019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胡志強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7">
            <text:p>037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0">
            <text:p>020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蕭裕珍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45">
            <text:p>045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0">
            <text:p>020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黃正男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0">
            <text:p>030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0">
            <text:p>020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張榮藏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1">
            <text:p>031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0">
            <text:p>020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陳麗貞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47">
            <text:p>047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0">
            <text:p>020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江清馦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1">
            <text:p>031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1">
            <text:p>021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林易煌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53">
            <text:p>053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1">
            <text:p>021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張燦鍙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25">
            <text:p>025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1">
            <text:p>021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蘇南成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25">
            <text:p>025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table:number-columns-repeated="1009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1">
            <text:p>021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陳榮盛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5">
            <text:p>035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table:number-columns-repeated="1009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1">
            <text:p>021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陳源奇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29">
            <text:p>029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table:number-columns-repeated="1009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3" office:value-type="float" office:value="21">
            <text:p>021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6">
            <text:p>6</text:p>
          </table:table-cell>
          <table:table-cell table:style-name="ce8" office:value-type="string">
            <text:p>許添財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0">
            <text:p>040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4" office:value-type="float" office:value="22">
            <text:p>022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翁天慶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2">
            <text:p>042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table:number-columns-repeated="1009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4" office:value-type="float" office:value="22">
            <text:p>022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李炷烽</text:p>
          </table:table-cell>
          <table:table-cell table:style-name="ce10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2">
            <text:p>042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4" office:value-type="float" office:value="22">
            <text:p>022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蔡是民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6">
            <text:p>036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table:number-columns-repeated="1009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4" office:value-type="float" office:value="22">
            <text:p>022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陳川青</text:p>
          </table:table-cell>
          <table:table-cell table:style-name="ce10" office:value-type="float" office:value="99">
            <text:p>99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8">
            <text:p>038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table:number-columns-repeated="1009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4" office:value-type="float" office:value="22">
            <text:p>022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陳昭南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31">
            <text:p>031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table:number-columns-repeated="1009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4" office:value-type="float" office:value="22">
            <text:p>022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6">
            <text:p>6</text:p>
          </table:table-cell>
          <table:table-cell table:style-name="ce8" office:value-type="string">
            <text:p>許金象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4">
            <text:p>044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<text:s/></text:p>
          </table:table-cell>
          <table:table-cell table:number-columns-repeated="1009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4" office:value-type="float" office:value="23">
            <text:p>023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陳雪生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1">
            <text:p>041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<text:s text:c="2"/>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" office:value-type="float" office:value="1">
            <text:p>01</text:p>
          </table:table-cell>
          <table:table-cell table:style-name="ce4" office:value-type="float" office:value="23">
            <text:p>023</text:p>
          </table:table-cell>
          <table:table-cell table:style-name="ce1" office:value-type="float" office:value="1">
            <text:p>01</text:p>
          </table:table-cell>
          <table:table-cell table:style-name="ce3" office:value-type="float" office:value="0">
            <text:p>000</text:p>
          </table:table-cell>
          <table:table-cell table:style-name="ce5" office:value-type="float" office:value="0">
            <text:p>000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劉立群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40">
            <text:p>040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<text:s text:c="2"/></text:p>
          </table:table-cell>
          <table:table-cell table:style-name="ce15" office:value-type="string">
            <text:p>N</text:p>
          </table:table-cell>
          <table:table-cell table:style-name="ce14" office:value-type="string">
            <text:p><text:s/></text:p>
          </table:table-cell>
          <table:table-cell table:number-columns-repeated="1009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Excel_BuiltIn__FilterDatabase" table:base-cell-address="$工作表1.$A$1" table:cell-range-address="$工作表1.$A$1:.$Q$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新細明體1" svg:font-family="新細明體" style:font-family-generic="roman"/>
    <style:font-face style:name="標楷體" svg:font-family="標楷體" style:font-family-generic="script"/>
    <style:font-face style:name="Arial1" svg:font-family="Arial" style:font-family-generic="swiss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$</number:text>
      <number:number number:decimal-places="0" number:min-integer-digits="1" number:grouping="true"/>
    </number:number-style>
    <number:number-style style:name="N119">
      <number:text>-$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</number:number-style>
    <number:number-style style:name="N120">
      <style:text-properties fo:color="#ff0000"/>
      <number:text>-$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style:text-properties fo:color="#ff0000"/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US$</number:text>
      <number:number number:decimal-places="0" number:min-integer-digits="1" number:grouping="true"/>
      <number:text> </number:text>
    </number:number-style>
    <number:number-style style:name="N125">
      <number:text>(US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US$</number:text>
      <number:number number:decimal-places="2" number:min-integer-digits="1" number:grouping="true"/>
      <number:text> </number:text>
    </number:number-style>
    <number:number-style style:name="N128">
      <number:text>(US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4">
      <number:number number:decimal-places="0" number:min-integer-digits="1" number:grouping="true"/>
      <number:text> </number:text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-$</number:text>
      <number:number number:decimal-places="0" number:min-integer-digits="1" number:grouping="true"/>
      <number:text> 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P0" style:volatile="true">
      <number:number number:decimal-places="0" number:min-integer-digits="1" number:grouping="true"/>
    </number:number-style>
    <number:number-style style:name="N154">
      <style:text-properties fo:color="#ff0000"/>
      <number:number number:decimal-places="0" number:min-integer-digits="1" number:grouping="true"/>
      <style:map style:condition="value()&gt;=0" style:apply-style-name="N154P0"/>
    </number:number-style>
    <number:number-style style:name="N155">
      <number:number number:decimal-places="2" number:min-integer-digits="1"/>
      <number:text> </number:text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number:min-integer-digits="1"/>
    </number:number-style>
    <number:number-style style:name="N162">
      <style:text-properties fo:color="#ff0000"/>
      <number:number number:decimal-places="0" number:min-integer-digits="1"/>
      <style:map style:condition="value()&gt;=0" style:apply-style-name="N162P0"/>
    </number:number-style>
    <number:number-style style:name="N163">
      <number:number number:decimal-places="0" number:min-integer-digits="3"/>
    </number:number-style>
    <number:number-style style:name="N164P0" style:volatile="true">
      <number:number number:decimal-places="2" number:min-integer-digits="1"/>
    </number:number-style>
    <number:number-style style:name="N164">
      <style:text-properties fo:color="#ff0000"/>
      <number:number number:decimal-places="2" number:min-integer-digits="1"/>
      <style:map style:condition="value()&gt;=0" style:apply-style-name="N164P0"/>
    </number:number-style>
    <number:number-style style:name="N165">
      <number:number number:decimal-places="0" number:min-integer-digits="1"/>
      <number:text> </number:text>
    </number:number-style>
    <number:date-style style:name="N167P0" style:volatile="true">
      <number:year number:calendar="ROC"/>
      <number:text>/</number:text>
      <number:month number:calendar="ROC"/>
      <number:text>/</number:text>
      <number:day number:calendar="ROC"/>
    </number:date-style>
    <number:text-style style:name="N167">
      <number:text-content/>
      <style:map style:condition="value()&gt;=0" style:apply-style-name="N167P0"/>
    </number:text-style>
    <number:number-style style:name="N168">
      <number:number number:decimal-places="0" number:min-integer-digits="4"/>
    </number:number-style>
    <number:number-style style:name="N169P0" style:volatile="true">
      <number:number number:decimal-places="0" number:min-integer-digits="1"/>
      <number:text> </number:text>
    </number:number-style>
    <number:number-style style:name="N169">
      <style:text-properties fo:color="#ff0000"/>
      <number:text>(</number:text>
      <number:number number:decimal-places="0" number:min-integer-digits="1"/>
      <number:text>)</number:text>
      <style:map style:condition="value()&gt;=0" style:apply-style-name="N169P0"/>
    </number:number-style>
    <number:number-style style:name="N170P0" style:volatile="true">
      <number:number number: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year number:style="long"/>
    </number:date-style>
    <number:date-style style:name="N175">
      <number:year number:style="long"/>
      <number:text>/</number:text>
      <number:month number:style="long"/>
      <number:text>/</number:text>
      <number:day number:style="long"/>
    </number:date-style>
    <number:date-style style:name="N176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76">
      <number:text-content/>
      <style:map style:condition="value()&gt;=0" style:apply-style-name="N176P0"/>
    </number:text-style>
    <number:date-style style:name="N177">
      <number:year number:calendar="ROC"/>
      <number:text>/</number:text>
      <number:month number:calendar="ROC" number:style="long"/>
      <number:text>/</number:text>
      <number:day number:calendar="ROC" number:style="long"/>
    </number:date-style>
    <number:date-style style:name="N178P0" style:volatile="true">
      <number:year number:style="long"/>
      <number:text>/</number:text>
      <number:month/>
      <number:text>/</number:text>
      <number:day/>
    </number:date-style>
    <number:text-style style:name="N178">
      <number:text-content/>
      <style:map style:condition="value()&gt;=0" style:apply-style-name="N178P0"/>
    </number:text-style>
    <number:number-style style:name="N179">
      <number:number number:decimal-places="0" number:min-integer-digits="2"/>
    </number:number-style>
    <number:date-style style:name="N181P0" style:volatile="true">
      <number:year number:style="long"/>
      <number:text> </number:text>
      <number:month number:style="long"/>
      <number:text> </number:text>
      <number:day number:style="long"/>
    </number:date-style>
    <number:text-style style:name="N181">
      <number:text-content/>
      <style:map style:condition="value()&gt;=0" style:apply-style-name="N181P0"/>
    </number:text-style>
    <number:date-style style:name="N5117" number:language="zh" number:country="TW">
      <number:day/>
      <number:text>-</number:text>
      <number:month number:textual="true"/>
      <number:text>-</number:text>
      <number:year/>
    </number:date-style>
    <number:date-style style:name="N5118" number:language="zh" number:country="TW">
      <number:day/>
      <number:text>-</number:text>
      <number:month number:textual="true"/>
    </number:date-style>
    <number:date-style style:name="N5119" number:language="zh" number:country="TW">
      <number:month number:textual="true"/>
      <number:text>-</number:text>
      <number:year/>
    </number:date-style>
    <number:time-style style:name="N5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25" number:language="zh" number:country="TW">
      <number:month/>
      <number:text>/</number:text>
      <number:day/>
      <number:text>/</number:text>
      <number:year/>
    </number:date-style>
    <number:time-style style:name="N512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2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29P0" style:volatile="true" number:language="zh" number:country="TW">
      <number:text>$</number:text>
      <number:number number:decimal-places="0" number:min-integer-digits="1" number:grouping="true"/>
    </number:number-style>
    <number:number-style style:name="N5129" number:language="zh" number:country="TW">
      <number:text>-$</number:text>
      <number:number number:decimal-places="0" number:min-integer-digits="1" number:grouping="true"/>
      <style:map style:condition="value()&gt;=0" style:apply-style-name="N5129P0"/>
    </number:number-style>
    <number:number-style style:name="N5130P0" style:volatile="true" number:language="zh" number:country="TW">
      <number:text>$</number:text>
      <number:number number:decimal-places="0" number:min-integer-digits="1" number:grouping="true"/>
    </number:number-style>
    <number:number-style style:name="N5130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0P0"/>
    </number:number-style>
    <number:number-style style:name="N5132P0" style:volatile="true" number:language="zh" number:country="TW">
      <number:text>$</number:text>
      <number:number number:decimal-places="2" number:min-integer-digits="1" number:grouping="true"/>
    </number:number-style>
    <number:number-style style:name="N5132" number:language="zh" number:country="TW">
      <number:text>-$</number:text>
      <number:number number:decimal-places="2" number:min-integer-digits="1" number:grouping="true"/>
      <style:map style:condition="value()&gt;=0" style:apply-style-name="N5132P0"/>
    </number:number-style>
    <number:number-style style:name="N5133P0" style:volatile="true" number:language="zh" number:country="TW">
      <number:text>$</number:text>
      <number:number number:decimal-places="2" number:min-integer-digits="1" number:grouping="true"/>
    </number:number-style>
    <number:number-style style:name="N5133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33P0"/>
    </number:number-style>
    <style:style style:name="Default" style:family="table-cell">
      <style:table-cell-properties style:rotation-align="none" style:vertical-align="middle"/>
      <style:text-properties style:font-name="新細明體1" fo:font-size="12pt" style:font-name-asian="新細明體1" style:font-size-asian="12pt" style:font-name-complex="Mang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一般_5f_Sheet1" style:display-name="一般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一般_5f_村里長統計表_28_恆春鎮_29_" style:display-name="一般_村里長統計表(恆春鎮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一般_5f_民代" style:display-name="一般_民代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一般_5f_村里長" style:display-name="一般_村里長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新細明體1" fo:font-size="12pt" fo:font-style="normal" fo:text-shadow="none" style:text-underline-style="solid" style:text-underline-width="auto" style:text-underline-color="font-color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2014/07/15</text:date>, <text:time>10:56:3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1任總統" style:display-name="PageStyle_11任總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任總統_20_1" style:display-name="PageStyle_11任總統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任總統_20_2" style:display-name="PageStyle_11任總統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基本資料" style:display-name="PageStyle_基本資料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代表候選人" style:display-name="PageStyle_代表候選人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代表候選人_20_1" style:display-name="PageStyle_代表候選人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村里候選人" style:display-name="PageStyle_村里候選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村里候選人_20_1" style:display-name="PageStyle_村里候選人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候選人" style:display-name="PageStyle_候選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候選人_20_1" style:display-name="PageStyle_候選人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候選人_20_2" style:display-name="PageStyle_候選人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候選人_20_3" style:display-name="PageStyle_候選人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候選人_20_4" style:display-name="PageStyle_候選人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候選人_20_5" style:display-name="PageStyle_候選人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候選人_20_6" style:display-name="PageStyle_候選人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候選人_20_7" style:display-name="PageStyle_候選人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_20_1" style:display-name="PageStyle_Sheet3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6T16:52:04.92</meta:creation-date>
    <dc:date>2014-07-15T10:56:30.75</dc:date>
    <meta:editing-duration>PT3H40M31S</meta:editing-duration>
    <meta:editing-cycles>23</meta:editing-cycles>
    <meta:generator>OpenOffice.org/3.3$Win32 OpenOffice.org_project/330m20$Build-9567</meta:generator>
    <meta:document-statistic meta:table-count="3" meta:cell-count="1396" meta:object-count="0"/>
  </office:meta>
</office:document-meta>
</file>